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fo:language="bg" fo:country="BG"/>
    </style:style>
    <style:style style:name="P2" style:family="paragraph" style:parent-style-name="Standard">
      <style:paragraph-properties fo:text-align="center" style:justify-single-word="false"/>
      <style:text-properties fo:language="bg" fo:country="BG"/>
    </style:style>
    <style:style style:name="P3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f6544"/>
    </style:style>
    <style:style style:name="P4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56320"/>
    </style:style>
    <style:style style:name="P5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3b8304"/>
    </style:style>
    <style:style style:name="P6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24b9a4"/>
    </style:style>
    <style:style style:name="P7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3ff7ce"/>
    </style:style>
    <style:style style:name="P8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3620eb"/>
    </style:style>
    <style:style style:name="P9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20c04f"/>
    </style:style>
    <style:style style:name="P10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72fad"/>
    </style:style>
    <style:style style:name="P11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dd9b5"/>
    </style:style>
    <style:style style:name="P12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4c0a31"/>
    </style:style>
    <style:style style:name="P13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504c31"/>
    </style:style>
    <style:style style:name="P14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15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8ed39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495fc" fo:background-color="#00cc00" loext:char-shading-value="0"/>
    </style:style>
    <style:style style:name="T3" style:family="text">
      <style:text-properties fo:language="bg" fo:country="BG" fo:background-color="#ffff00" loext:char-shading-value="0"/>
    </style:style>
    <style:style style:name="T4" style:family="text">
      <style:text-properties fo:language="bg" fo:country="BG" officeooo:rsid="00172fad" fo:background-color="#ff3333" loext:char-shading-value="0"/>
    </style:style>
    <style:style style:name="T5" style:family="text">
      <style:text-properties officeooo:rsid="001495fc" fo:background-color="#00cc00" loext:char-shading-value="0"/>
    </style:style>
    <style:style style:name="T6" style:family="text">
      <style:text-properties officeooo:rsid="00172fad" fo:background-color="#00cc00" loext:char-shading-value="0"/>
    </style:style>
    <style:style style:name="T7" style:family="text">
      <style:text-properties officeooo:rsid="00233bf4" fo:background-color="#00cc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72fad" fo:background-color="#ff3333" loext:char-shading-value="0"/>
    </style:style>
    <style:style style:name="T11" style:family="text">
      <style:text-properties officeooo:rsid="003ff7ce" fo:background-color="#ff3333" loext:char-shading-value="0"/>
    </style:style>
    <style:style style:name="T12" style:family="text">
      <style:text-properties officeooo:rsid="004e0303" fo:background-color="#ff3333" loext:char-shading-value="0"/>
    </style:style>
    <style:style style:name="T13" style:family="text">
      <style:text-properties officeooo:rsid="00172fad" fo:background-color="transparent" loext:char-shading-value="0"/>
    </style:style>
    <style:style style:name="T14" style:family="text">
      <style:text-properties officeooo:rsid="001495fc" fo:background-color="transparent" loext:char-shading-value="0"/>
    </style:style>
    <style:style style:name="T15" style:family="text">
      <style:text-properties officeooo:rsid="001495f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бележки по първи вариант на дисертация</text:p>
      <text:p text:style-name="P1">„ПРОГНОЗИРАНЕ НА ВРЕМЕВИ РЕДОВЕ С ИЗКУСТВЕНИ НЕВРОННИ МРЕЖИ“</text:p>
      <text:p text:style-name="P1"/>
      <text:list xml:id="list2039245971" text:style-name="WWNum1">
        <text:list-item>
          <text:p text:style-name="P3"><text:span text:style-name="T8">Заглавната страница не е оформена съгласно изискванията. На сайта на ИИКТ в рубриката „Обучение“ са показани мостри на заглавни страници на дисертация и автореферат. За форматирането на текста на дисертацията могат да се погледнат <text:s/>публикуваните на сайта на института пълни текстове на защитени дисертации.</text:span> <text:span text:style-name="T5">Отстранено. Заглавната страница вече е по шаблона.</text:span></text:p>
        </text:list-item>
        <text:list-item>
          <text:p text:style-name="P14"><text:span text:style-name="T3">„Списък на абревиатурите и съкращенията“ е тавтология (абревиатура и съкращение е едно и също).</text:span><text:span text:style-name="T1"> </text:span><text:span text:style-name="T2">Отстранено. Въпреки, че това не е вярно, „НБУ“ е абревиатура, а „т.н.“ или „др.“ е съкращение. </text:span></text:p>
        </text:list-item>
        <text:list-item>
          <text:p text:style-name="P4"><text:span text:style-name="T8">„Въведение“ следва да се промени на „Увод“ съгласно изискването на Чл. 27 от ПП на ЗРАСРБ.</text:span> <text:span text:style-name="T5">Отстранено.</text:span></text:p>
        </text:list-item>
        <text:list-item>
          <text:p text:style-name="P13"><text:span text:style-name="T9">Обзорната глава 1 не съответства на възприетите изисквания по отношение на съдържание и обем. По отношение на съдържанието тя трябва да включва не просто литературен обзор (който ти си направил), но и задълбочен анализ на достиженията, проблемите, предимствата, недостатъците, възможните приложения и пр. на теорията и методите в тематичната област/области на дисертацията. В твоя случай тези области са времеви редове и ИНМ. Необходимо е да се направи един такъв аналитичен обзор с конкретни обсъждания на известните резултати и проблеми, така че като обем обзорната глава да съдържа 30-40 страници.</text:span> <text:span text:style-name="T10">Главата съдържа достатъчно задълбочен анализ. Възможно е евентуално <text:s/>да се допише още някаква форма на дискусия, но не съм сигурен дали аз бих се справил с това.</text:span></text:p>
        </text:list-item>
        <text:list-item>
          <text:p text:style-name="P5"><text:span text:style-name="T8">Формулировката на целта и задачите на дисертацията следва да бъде мотивирана и обоснована като следствие от анализа и очертаните проблеми в обзорната глава. Като място в структурата на дисертацията, целта и задачите трябва да бъдат формулирани в заключителната част на обзорната глава.</text:span> <text:span text:style-name="T10">Целите и задачите са формулирани и критичен анализ е направен. Моите знания и умения не достигат да направя по-добре този фрагмент.</text:span></text:p>
        </text:list-item>
        <text:list-item>
          <text:p text:style-name="P6"><text:span text:style-name="T8">Целта и задачите трябва да бъдат по-прецизно формулирани. В сегашната формулировка на целта се казва „предлагането на хибридни методи“, но в задачите и в резюмето на получените резултати се говори <text:s/>само за алгоритми. Такова разминаване не трябва да има защото възниква въпроса за разлика между метод и алгоритъм, която в определени случаи може да бъде съществена. При определянето на задачите не могат да фигурират задачи като „обзор“ и „подбор“ (на каквото и да било). Задачите трябва да предполагат получаването на научни/научно-приложни резултати.</text:span> <text:span text:style-name="T5">Частично отстранено. По посока на личните приноси думата „метод“ е заменена с „алгоритъм“. Не може без задача за отбор и подбиране на алгоритми. Това е задача, която просто не се претендира като резултати в края на дисертацията. Няма как да избереш какво да разработиш, ако не направиш обзор на направеното от други хора. Няма как да не направиш подбиране на алгоритмите, защото предложението е за хибридно обучение </text:span><text:span text:style-name="T7">(комбинация от няколко различни </text:span><text:soft-page-break/><text:span text:style-name="T7">алгоритъма)</text:span><text:span text:style-name="T5">.</text:span> <text:span text:style-name="T10">Моите знания и умения не достигат за по-прецизно формулиране на целите и задачите.</text:span></text:p>
        </text:list-item>
        <text:list-item>
          <text:p text:style-name="P7"><text:span text:style-name="T8">Във всяка една от подточките от 2.2 до 2.7 на Глава 2 трябва да бъде по-добре описан и анализиран авторския принос/алгоритъм в отличие от съществуващите подходи. Един алгоритъм трябва изрично да посочва входни данни, стъпки и разклонения на алгоритъма, изходни данни, като е добре това да бъде илюстрирано със съответна блок схема. <text:s text:c="2"/>Използването на фрагменти от софтуерен код (листинги) в основния текст на дисертацията не е уместно доколкото тук се описват и доказват научни или научно приложни резултати. Разработеният авторски софтуер се представя и описва в съответни приложения.</text:span> <text:span text:style-name="T5">Частично отстранено. В обобщението на всяко от главите е точно изяснено какъв е авторският принос. </text:span><text:span text:style-name="T14"><text:s/></text:span><text:span text:style-name="T10">Описването на алгоритми с блок-схеми е архаизъм и не се прилага в обектно-</text:span><text:span text:style-name="T11">ориентираните езици. Алгоритмите са добре описани, както в дисертацията, така и в прилежащите публикации. Изпулзването на листинги е стандартна практика и носи не по-малко информация от блок-схема. Авторът на един дисертационен труд има пълната свобода сам да прецени как да изложи пред читателя разработката си. В тази дисертация няма научни резултати. Научен резултат би бил доказването на теорема, което в тази дисертация го няма. Авторският програмен код е приложен.</text:span></text:p>
        </text:list-item>
        <text:list-item>
          <text:p text:style-name="P8"><text:span text:style-name="T8">В Глава 3 „Програмна реализация на система за прогнозиране“ на първо място не е посочено ясно предназначението на системата (дали конкретно прогнозиране на стойностите на времеви редове или нещо друго) и това не личи дори от заглавието на главата. И тук не е добре подчертан и разграничен авторския принос и в какво той се състои (разработка на архитектурата на системата, разработка на отделни нейни модули, къде в системата са използвани алгоритмите от Глава 2). Включването в текста на главата на софтуерен код (листинги) , още повече когато той е взет от съществуващи библиотеки също не допринася за качеството на работата.</text:span> <text:span text:style-name="T5">Частично отстранено. Названието на третата глава е променено, като е добавено още малко пояснение от къде идва информацията за пресмятане. В обобщението на всяка глава е описано как се разпределя участието на дисертанта и съавторите му. Цялото мобилно приложение се претендира, че е разработено от автора на дисертационниа труд и поради тази причина не е нужно да се определя каква част е правена от него. Няма програмен код взет от библиотеки. Целият код представен в дисертацията е авторски. Външни библиотеки само се викат, не се претендира авторство над тях.</text:span> <text:span text:style-name="T10">Повечето алгоритми от теоретичната глава не са използвани в галвата за практическа реализация, но това не е и нужно. Една малка докторска дисертация не е нужно да реализира всичко, което е проучено, като теория. Теоретично предложените алгоритми ще се прилагат в бъдещи монографии или голяма докторска дисертация.</text:span></text:p>
        </text:list-item>
        <text:list-item>
          <text:p text:style-name="P12"><text:span text:style-name="T9">В Глава 4 са представени експериментални резултати по прогнозиране на два типа времеви редове с използване на точни и евристични оптимизационни алгоритми. Като цяло обаче, тази глава няма пряка връзка с останалите глави и най-вече с авторските резултати и приноси. По принцип в заключителната глава на една дисертация се правят експерименти и сравнения на получените от автора резултати със съществуващи методи и подходи и на тази база се доказва приноса и предимствата на получените в дисертацията </text:span><text:soft-page-break/><text:span text:style-name="T9">резултати. В тази посока би трябвало да се преработи главата за да е защитима дисертацията.</text:span> <text:span text:style-name="T5">Частично отстранено. В първия параграф е добавено обяснение за връзката на тази глава с предходните.</text:span><text:span text:style-name="T15"> </text:span><text:span text:style-name="T10">Авторските алгоритми и резултати са предимно във втора галва. Това, че тези алгоритми не са приложени в трета глава и в четвърта глава не прави дисертацията незащитима. Дисертацията си е напълно защитима. Авторските алгоритми във втора глава са все още на фаза изследване. Те все още трудно могат да се приложат в практическа реализация и в едно реално индустриялно внедряване. </text:span><text:span text:style-name="T12">Този процес е известен от десетилетия и се илюстрира с S крива на научните изследвания: https://www.researchgate.net/profile/Carina-Alves-2/publication/234757704/figure/fig1/AS:299758783614994@1448479471944/S-Shape-Curve-of-Emerging-Technology-Lifecycle_W640.jpg</text:span></text:p>
        </text:list-item>
        <text:list-item>
          <text:p text:style-name="P9"><text:span text:style-name="T8">По отношение на всички глави в дисертацията (без обзорната) всяка глава следва да завършва с кратко заключение/обобщение <text:s/>на конкретните резултати, получени в главата. Тук се посочват и съответните публикации по темата на дисертацията, в които е отразен съответния резултат. На базата на тези заключения в края на дисертацията в „Резюме на получените резултати“ се формулират <text:s/>общо приносите на дисертационния труд.</text:span> <text:span text:style-name="T5">Отстранено.</text:span></text:p>
        </text:list-item>
        <text:list-item>
          <text:p text:style-name="P10"><text:s text:c="4"/><text:span text:style-name="T8">Всички публикации по темата на дисертацията са в съавторство, което като правило се забелязва от рецензентите и поражда въпроса защо авторът няма самостоятелни публикации и възможности за самостоятелна изследователска дейност. Препоръката ми е да помислиш и подготвиш поне една самостоятелна публикация, по възможност в реферирано и/или индексирано издание.</text:span> <text:span text:style-name="T5">Отстранено. </text:span><text:span text:style-name="T6">Имаш две самостоятелни публикации: Tomov, P.: Encog Gradient Training Algorithms Evaluation. Problems of Engineering Cybernetics and Robotics, vol. 77, 2021, 11-19, ISSN 2738-7356. Tomov, P.: Multilayer Perceptron Fast Prototyping with Differential Evolution and Particle Swarm Optimization in LibreOffice Calc. Problems of Engineering Cybernetics and Robotics, vol. 75, 2021, 5-14, ISSN 2738-7356.</text:span><text:span text:style-name="T13"> </text:span><text:span text:style-name="T10">Не е вярно, че има проблем с това докторантът да има публикации само в съавторство. Ако отвориш архива на защитените дисертации, ще видиш, че много хора са защитили без да имат самостоятелни публикации. В реферирано и/или индексирано издание се публикува много трудно, освен това ти имаш достатъчно такива публикации, но са в съавторство.</text:span></text:p>
        </text:list-item>
        <text:list-item>
          <text:p text:style-name="P15"><text:span text:style-name="T3">Приложеният програмен код в Приложение А следва да бъде съпътстван с подробно описание: за какво е предназначен и се използва, каква е връзката му</text:span><text:bookmark text:name="_GoBack"/><text:span text:style-name="T3"> с темата на дисертацията, <text:s/>кои от авторските алгоритми са включени в него, в каква среда работи и пр.</text:span><text:span text:style-name="T1"> </text:span><text:span text:style-name="T2">Минимално отстранено. Добавено е кратко описание на кода, тъй като в трета глава подробно е обяснено какво представлява софтуера. Мобилното приложение прави прогнозиране на времеви редове с невронни мрежи, което е точното заглавие на дисертацията.</text:span><text:span text:style-name="T1"> </text:span><text:span text:style-name="T4">Не са включени алгоритмите от теоретичната част на дисертацията, тъй като това ще бъде в бъдещо развитие. Използва се хибридна комбинация от алгоритми, реализирани в софтуерни библиотеки.</text:span></text:p>
        </text:list-item>
        <text:list-item>
          <text:p text:style-name="P11"><text:span text:style-name="T8">Не съм гледал подробно списъка на библиографските източници и тяхното оформяне, но това което на пръв поглед ми направи впечатление е, че заглавията с номера 5, 6 и 7 </text:span><text:soft-page-break/><text:span text:style-name="T8">фактически не са публикации.</text:span> <text:span text:style-name="T5">Отстранено. Цитират се всякакви източници, не само публикации, но за да няма дразги съм ги махнал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ladimir</meta:initial-creator>
    <dc:creator>Todor Balabanov</dc:creator>
    <meta:editing-cycles>65</meta:editing-cycles>
    <meta:creation-date>2021-11-18T09:29:00</meta:creation-date>
    <dc:date>2021-12-31T16:41:58.977806022</dc:date>
    <meta:editing-duration>PT12H8M54S</meta:editing-duration>
    <meta:generator>LibreOffice/7.1.8.1$MacOSX_X86_64 LibreOffice_project/e1f30c802c3269a1d052614453f260e49458c82c</meta:generator>
    <meta:document-statistic meta:table-count="0" meta:image-count="0" meta:object-count="0" meta:page-count="4" meta:paragraph-count="15" meta:word-count="1440" meta:character-count="9634" meta:non-whitespace-character-count="8208"/>
    <meta:user-defined meta:name="AppVersion">14.0000</meta:user-defined>
    <meta:template xlink:type="simple" xlink:actuate="onRequest" xlink:title="Normal.dotm" xlink:href=""/>
  </office:meta>
</office:document-meta>
</file>